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127622" loext:opacity="100%" fo:font-size="24pt" style:text-underline-style="solid" style:text-underline-width="auto" style:text-underline-color="font-color" officeooo:paragraph-rsid="000bdc4f" style:font-size-asian="24pt" style:font-size-complex="24pt"/>
    </style:style>
    <style:style style:name="P2" style:family="paragraph" style:parent-style-name="Text_20_body">
      <style:text-properties officeooo:rsid="000bdc4f" officeooo:paragraph-rsid="000bdc4f"/>
    </style:style>
    <style:style style:name="P3" style:family="paragraph" style:parent-style-name="Text_20_body">
      <style:text-properties officeooo:rsid="000bdc4f" officeooo:paragraph-rsid="000f13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🧺 La liste de courses incroyable 🧺</text:p>
      <text:p text:style-name="P2"/>
      <text:p text:style-name="P3">{#each listeCourses as élément}</text:p>
      <text:p text:style-name="P3">{élément}</text:p>
      <text:p text:style-name="P2">{/each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2:44.343587126</meta:creation-date>
    <dc:date>2025-04-03T17:53:14.072814857</dc:date>
    <meta:editing-duration>PT1M48S</meta:editing-duration>
    <meta:editing-cycles>4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4" meta:word-count="13" meta:character-count="81" meta:non-whitespace-character-count="72"/>
  </office:meta>
</office:document-meta>
</file>